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2b387" draw:textarea-vertical-align="middle"/>
    </style:style>
    <style:style style:name="gr2" style:family="graphic" style:parent-style-name="standard">
      <style:graphic-properties draw:fill="solid" draw:fill-color="#e2a9a9" draw:textarea-vertical-align="middle"/>
    </style:style>
    <style:style style:name="gr3" style:family="graphic" style:parent-style-name="standard">
      <style:graphic-properties draw:fill="solid" draw:fill-color="#a9e2a9" draw:textarea-vertical-align="middle"/>
    </style:style>
    <style:style style:name="gr4" style:family="graphic" style:parent-style-name="standard">
      <style:graphic-properties draw:fill="solid" draw:fill-color="#a9e2a9" draw:textarea-vertical-align="middle"/>
    </style:style>
    <style:style style:name="gr5" style:family="graphic" style:parent-style-name="standard">
      <style:graphic-properties draw:fill="solid" draw:fill-color="#e2a9a9" draw:textarea-vertical-align="middle"/>
    </style:style>
    <style:style style:name="gr6" style:family="graphic" style:parent-style-name="standard">
      <style:graphic-properties draw:fill="solid" draw:fill-color="#eff494" draw:textarea-vertical-align="middle"/>
    </style:style>
    <style:style style:name="gr7" style:family="graphic" style:parent-style-name="standard">
      <style:graphic-properties draw:fill="solid" draw:fill-color="#eff494" draw:textarea-vertical-align="middle"/>
    </style:style>
    <style:style style:name="gr8" style:family="graphic">
      <style:graphic-properties style:protect="siz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ellipse draw:style-name="gr1" draw:text-style-name="P1" xml:id="id1" draw:id="id1" draw:layer="layout" svg:width="1.376cm" svg:height="0.741cm" svg:x="0.635cm" svg:y="1.586cm">
          <text:p/>
        </draw:ellipse>
        <draw:rect draw:style-name="gr2" draw:text-style-name="P1" xml:id="id2" draw:id="id2" draw:layer="layout" svg:width="2.554cm" svg:height="0.741cm" svg:x="3.78cm" svg:y="1.586cm">
          <text:p text:style-name="P2"><text:span text:style-name="T1">glMatrix.js</text:span></text:p>
        </draw:rect>
        <draw:connector draw:style-name="gr1" draw:text-style-name="P1" draw:layer="layout" svg:x1="2.011cm" svg:y1="1.956cm" svg:x2="3.78cm" svg:y2="1.956cm" draw:start-shape="id1" draw:start-glue-point="1" draw:end-shape="id2" draw:end-glue-point="3" svg:d="M2011 1956h1769">
          <text:p/>
        </draw:connector>
        <draw:rect draw:style-name="gr2" draw:text-style-name="P1" xml:id="id3" draw:id="id3" draw:layer="layout" svg:width="2.554cm" svg:height="0.741cm" svg:x="3.78cm" svg:y="2.697cm">
          <text:p text:style-name="P2"><text:span text:style-name="T1">#shader-fs</text:span></text:p>
        </draw:rect>
        <draw:connector draw:style-name="gr1" draw:text-style-name="P1" draw:layer="layout" svg:x1="2.011cm" svg:y1="1.956cm" svg:x2="3.78cm" svg:y2="3.067cm" draw:start-shape="id1" draw:start-glue-point="1" draw:end-shape="id3" draw:end-glue-point="3" svg:d="M2011 1956h885v1111h884">
          <text:p/>
        </draw:connector>
        <draw:rect draw:style-name="gr2" draw:text-style-name="P1" xml:id="id4" draw:id="id4" draw:layer="layout" svg:width="2.554cm" svg:height="0.741cm" svg:x="3.78cm" svg:y="3.809cm">
          <text:p text:style-name="P2"><text:span text:style-name="T1">#shader-vs</text:span></text:p>
        </draw:rect>
        <draw:connector draw:style-name="gr1" draw:text-style-name="P1" draw:layer="layout" svg:x1="2.011cm" svg:y1="1.956cm" svg:x2="3.78cm" svg:y2="4.179cm" draw:start-shape="id1" draw:start-glue-point="1" draw:end-shape="id4" svg:d="M2011 1956h885v2223h884">
          <text:p/>
        </draw:connector>
        <draw:rect draw:style-name="gr2" draw:text-style-name="P1" xml:id="id5" draw:id="id5" draw:layer="layout" svg:width="2.554cm" svg:height="0.741cm" svg:x="3.78cm" svg:y="4.92cm">
          <text:p text:style-name="P2"><text:span text:style-name="T1">script</text:span></text:p>
        </draw:rect>
        <draw:connector draw:style-name="gr1" draw:text-style-name="P1" draw:layer="layout" svg:x1="2.011cm" svg:y1="1.956cm" svg:x2="3.78cm" svg:y2="5.29cm" draw:start-shape="id1" draw:start-glue-point="1" draw:end-shape="id5" draw:end-glue-point="3" svg:d="M2011 1956h885v3334h884">
          <text:p/>
        </draw:connector>
        <draw:rect draw:style-name="gr3" draw:text-style-name="P1" xml:id="id6" draw:id="id6" draw:layer="layout" svg:width="1.769cm" svg:height="0.741cm" svg:x="21.272cm" svg:y="0.317cm">
          <text:p text:style-name="P2"><text:span text:style-name="T1">gl</text:span></text:p>
        </draw:rect>
        <draw:connector draw:style-name="gr4" draw:text-style-name="P1" draw:layer="layout" svg:x1="6.334cm" svg:y1="5.29cm" svg:x2="21.272cm" svg:y2="0.687cm" draw:start-shape="id5" draw:start-glue-point="1" draw:end-shape="id6" draw:end-glue-point="3" svg:d="M6334 5290h7469v-4603h7469">
          <text:p/>
        </draw:connector>
        <draw:rect draw:style-name="gr2" draw:text-style-name="P1" xml:id="id7" draw:id="id7" draw:layer="layout" svg:width="3.691cm" svg:height="0.74cm" svg:x="16.511cm" svg:y="8.626cm">
          <text:p text:style-name="P2"><text:span text:style-name="T1">initGL(canvas)</text:span></text:p>
        </draw:rect>
        <draw:connector draw:style-name="gr5" draw:text-style-name="P1" draw:layer="layout" svg:x1="6.334cm" svg:y1="5.29cm" svg:x2="16.511cm" svg:y2="8.996cm" draw:start-shape="id5" draw:start-glue-point="1" draw:end-shape="id7" svg:d="M6334 5290h5089v3706h5088">
          <text:p/>
        </draw:connector>
        <draw:rect draw:style-name="gr2" draw:text-style-name="P1" xml:id="id8" draw:id="id8" draw:layer="layout" svg:width="4.126cm" svg:height="0.741cm" svg:x="16.51cm" svg:y="9.922cm">
          <text:p text:style-name="P2"><text:span text:style-name="T1">getShader(gl,id)</text:span></text:p>
        </draw:rect>
        <draw:connector draw:style-name="gr5" draw:text-style-name="P1" draw:layer="layout" svg:x1="6.334cm" svg:y1="5.29cm" svg:x2="16.51cm" svg:y2="10.292cm" draw:start-shape="id5" draw:start-glue-point="1" draw:end-shape="id8" draw:end-glue-point="3" svg:d="M6334 5290h5088v5002h5088">
          <text:p/>
        </draw:connector>
        <draw:rect draw:style-name="gr3" draw:text-style-name="P1" xml:id="id9" draw:id="id9" draw:layer="layout" svg:width="4.127cm" svg:height="0.741cm" svg:x="21.272cm" svg:y="1.243cm">
          <text:p text:style-name="P2"><text:span text:style-name="T1">shaderProgram</text:span></text:p>
        </draw:rect>
        <draw:connector draw:style-name="gr5" draw:text-style-name="P1" draw:layer="layout" svg:x1="6.334cm" svg:y1="5.29cm" svg:x2="21.272cm" svg:y2="1.613cm" draw:start-shape="id5" draw:start-glue-point="1" draw:end-shape="id9" draw:end-glue-point="3" svg:d="M6334 5290h7469v-3677h7469">
          <text:p/>
        </draw:connector>
        <draw:rect draw:style-name="gr2" draw:text-style-name="P1" xml:id="id10" draw:id="id10" draw:layer="layout" svg:width="4.126cm" svg:height="0.741cm" svg:x="16.511cm" svg:y="10.972cm">
          <text:p text:style-name="P2"><text:span text:style-name="T1">initShaders()</text:span></text:p>
        </draw:rect>
        <draw:connector draw:style-name="gr5" draw:text-style-name="P1" draw:layer="layout" svg:x1="6.334cm" svg:y1="5.29cm" svg:x2="16.511cm" svg:y2="11.342cm" draw:start-shape="id5" draw:start-glue-point="1" draw:end-shape="id10" draw:end-glue-point="3" svg:d="M6334 5290h5089v6052h5088">
          <text:p/>
        </draw:connector>
        <draw:rect draw:style-name="gr3" draw:text-style-name="P1" xml:id="id11" draw:id="id11" draw:layer="layout" svg:width="4.127cm" svg:height="0.741cm" svg:x="21.272cm" svg:y="2.169cm">
          <text:p text:style-name="P2"><text:span text:style-name="T1">mvMatrix</text:span></text:p>
        </draw:rect>
        <draw:rect draw:style-name="gr3" draw:text-style-name="P1" xml:id="id12" draw:id="id12" draw:layer="layout" svg:width="4.127cm" svg:height="0.741cm" svg:x="21.272cm" svg:y="3.096cm">
          <text:p text:style-name="P2"><text:span text:style-name="T1">pMatrix</text:span></text:p>
        </draw:rect>
        <draw:connector draw:style-name="gr5" draw:text-style-name="P1" draw:layer="layout" svg:x1="6.334cm" svg:y1="5.29cm" svg:x2="21.272cm" svg:y2="2.539cm" draw:start-shape="id5" draw:start-glue-point="1" draw:end-shape="id11" draw:end-glue-point="3" svg:d="M6334 5290h7469v-2751h7469">
          <text:p/>
        </draw:connector>
        <draw:connector draw:style-name="gr5" draw:text-style-name="P1" draw:layer="layout" svg:x1="6.334cm" svg:y1="5.29cm" svg:x2="21.272cm" svg:y2="3.466cm" draw:start-shape="id5" draw:start-glue-point="1" draw:end-shape="id12" draw:end-glue-point="3" svg:d="M6334 5290h7469v-1824h7469">
          <text:p/>
        </draw:connector>
        <draw:rect draw:style-name="gr2" draw:text-style-name="P1" xml:id="id13" draw:id="id13" draw:layer="layout" svg:width="4.126cm" svg:height="0.741cm" svg:x="16.511cm" svg:y="11.959cm">
          <text:p text:style-name="P2"><text:span text:style-name="T1">setMatrixUniforms()</text:span></text:p>
        </draw:rect>
        <draw:connector draw:style-name="gr5" draw:text-style-name="P1" draw:layer="layout" svg:x1="6.334cm" svg:y1="5.29cm" svg:x2="16.511cm" svg:y2="12.329cm" draw:start-shape="id5" draw:start-glue-point="1" draw:end-shape="id13" draw:end-glue-point="3" svg:d="M6334 5290h5089v7039h5088">
          <text:p/>
        </draw:connector>
        <draw:rect draw:style-name="gr3" draw:text-style-name="P1" xml:id="id14" draw:id="id14" draw:layer="layout" svg:width="6.032cm" svg:height="0.741cm" svg:x="21.272cm" svg:y="4.154cm">
          <text:p text:style-name="P2"><text:span text:style-name="T1">triangleVertexPositionBuffer</text:span></text:p>
        </draw:rect>
        <draw:rect draw:style-name="gr3" draw:text-style-name="P1" xml:id="id15" draw:id="id15" draw:layer="layout" svg:width="6.032cm" svg:height="0.741cm" svg:x="21.272cm" svg:y="5.318cm">
          <text:p text:style-name="P2"><text:span text:style-name="T1">squareVertexPositionBuffer</text:span></text:p>
        </draw:rect>
        <draw:connector draw:style-name="gr5" draw:text-style-name="P2" draw:layer="layout" svg:x1="6.334cm" svg:y1="5.29cm" svg:x2="21.272cm" svg:y2="4.524cm" draw:start-shape="id5" draw:start-glue-point="1" draw:end-shape="id14" draw:end-glue-point="3" svg:d="M6334 5290h7469v-766h7469">
          <text:p/>
        </draw:connector>
        <draw:connector draw:style-name="gr5" draw:text-style-name="P2" draw:layer="layout" svg:x1="6.334cm" svg:y1="5.29cm" svg:x2="21.272cm" svg:y2="5.688cm" draw:start-shape="id5" draw:start-glue-point="1" draw:end-shape="id15" draw:end-glue-point="3" svg:d="M6334 5290h7469v398h7469">
          <text:p/>
        </draw:connector>
        <draw:rect draw:style-name="gr2" draw:text-style-name="P1" xml:id="id16" draw:id="id16" draw:layer="layout" svg:width="4.126cm" svg:height="0.741cm" svg:x="16.51cm" svg:y="13.229cm">
          <text:p text:style-name="P2"><text:span text:style-name="T1">initBuffers()</text:span></text:p>
        </draw:rect>
        <draw:connector draw:style-name="gr5" draw:text-style-name="P2" draw:layer="layout" svg:x1="6.334cm" svg:y1="5.29cm" svg:x2="16.51cm" svg:y2="13.599cm" draw:start-shape="id5" draw:start-glue-point="1" draw:end-shape="id16" draw:end-glue-point="3" svg:d="M6334 5290h5088v8309h5088">
          <text:p/>
        </draw:connector>
        <draw:rect draw:style-name="gr2" draw:text-style-name="P1" xml:id="id17" draw:id="id17" draw:layer="layout" svg:width="4.126cm" svg:height="0.741cm" svg:x="16.51cm" svg:y="14.499cm">
          <text:p text:style-name="P2"><text:span text:style-name="T1">drawScene()</text:span></text:p>
        </draw:rect>
        <draw:connector draw:style-name="gr5" draw:text-style-name="P2" draw:layer="layout" svg:x1="6.334cm" svg:y1="5.29cm" svg:x2="16.51cm" svg:y2="14.869cm" draw:start-shape="id5" draw:start-glue-point="1" draw:end-shape="id17" draw:end-glue-point="3" svg:d="M6334 5290h5088v9579h5088">
          <text:p/>
        </draw:connector>
        <draw:rect draw:style-name="gr2" draw:text-style-name="P1" xml:id="id18" draw:id="id18" draw:layer="layout" svg:width="4.126cm" svg:height="0.741cm" svg:x="16.51cm" svg:y="15.769cm">
          <text:p text:style-name="P2"><text:span text:style-name="T1">webGLStart()</text:span></text:p>
        </draw:rect>
        <draw:connector draw:style-name="gr5" draw:text-style-name="P2" draw:layer="layout" svg:x1="6.334cm" svg:y1="5.29cm" svg:x2="16.51cm" svg:y2="16.139cm" draw:start-shape="id5" draw:start-glue-point="1" draw:end-shape="id18" draw:end-glue-point="3" svg:d="M6334 5290h5088v10849h5088">
          <text:p/>
        </draw:connector>
        <draw:rect draw:style-name="gr6" draw:text-style-name="P1" xml:id="id19" draw:id="id19" draw:layer="layout" svg:width="2.554cm" svg:height="0.741cm" svg:x="3.81cm" svg:y="11.217cm">
          <text:p text:style-name="P2"><text:span text:style-name="T1">body</text:span></text:p>
        </draw:rect>
        <draw:rect draw:style-name="gr6" draw:text-style-name="P1" xml:id="id20" draw:id="id20" draw:layer="layout" svg:width="2.554cm" svg:height="0.741cm" svg:x="5.731cm" svg:y="12.911cm">
          <text:p text:style-name="P2"><text:span text:style-name="T1">canvas</text:span></text:p>
        </draw:rect>
        <draw:connector draw:style-name="gr7" draw:text-style-name="P2" draw:layer="layout" svg:x1="5.087cm" svg:y1="11.958cm" svg:x2="5.731cm" svg:y2="13.281cm" draw:start-shape="id19" draw:start-glue-point="2" draw:end-shape="id20" draw:end-glue-point="3" svg:d="M5087 11958v1323h644">
          <text:p/>
        </draw:connector>
        <draw:connector draw:style-name="gr7" draw:text-style-name="P2" draw:layer="layout" svg:x1="2.011cm" svg:y1="1.956cm" svg:x2="3.81cm" svg:y2="11.587cm" draw:start-shape="id1" draw:start-glue-point="1" draw:end-shape="id19" draw:end-glue-point="3" svg:d="M2011 1956h900v9631h899">
          <text:p/>
        </draw:connector>
        <draw:rect draw:style-name="gr3" draw:text-style-name="P1" xml:id="id21" draw:id="id21" draw:layer="layout" svg:width="1.769cm" svg:height="0.741cm" svg:x="22.678cm" svg:y="14.499cm">
          <text:p text:style-name="P2"><text:span text:style-name="T1">canvas</text:span></text:p>
        </draw:rect>
        <draw:connector draw:style-name="gr7" draw:text-style-name="P2" draw:layer="layout" svg:x1="20.636cm" svg:y1="16.139cm" svg:x2="22.678cm" svg:y2="14.869cm" draw:start-shape="id18" draw:start-glue-point="1" draw:end-shape="id21" draw:end-glue-point="3" svg:d="M20636 16139h1021v-1270h1021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2" draw:text-style-name="P1" draw:layer="layout" svg:width="2.554cm" svg:height="0.741cm" svg:x="1.27cm" svg:y="18.415cm">
          <text:p text:style-name="P2"><text:span text:style-name="T1">glMatrix.js</text:span></text:p>
        </draw:rect>
        <draw:rect draw:style-name="gr2" draw:text-style-name="P1" xml:id="id32" draw:id="id32" draw:layer="layout" svg:width="2.554cm" svg:height="0.741cm" svg:x="21.893cm" svg:y="7.354cm">
          <text:p text:style-name="P2"><text:span text:style-name="T1">#shader-fs</text:span></text:p>
        </draw:rect>
        <draw:rect draw:style-name="gr2" draw:text-style-name="P1" xml:id="id33" draw:id="id33" draw:layer="layout" svg:width="2.554cm" svg:height="0.741cm" svg:x="21.893cm" svg:y="8.89cm">
          <text:p text:style-name="P2"><text:span text:style-name="T1">#shader-vs</text:span></text:p>
        </draw:rect>
        <draw:rect draw:style-name="gr2" draw:text-style-name="P1" draw:layer="layout" svg:width="2.554cm" svg:height="0.741cm" svg:x="1.256cm" svg:y="13.652cm">
          <text:p text:style-name="P2"><text:span text:style-name="T1">script</text:span></text:p>
        </draw:rect>
        <draw:rect draw:style-name="gr3" draw:text-style-name="P1" xml:id="id29" draw:id="id29" draw:layer="layout" svg:width="1.769cm" svg:height="0.741cm" svg:x="13.471cm" svg:y="5.926cm">
          <text:p text:style-name="P2"><text:span text:style-name="T1">gl</text:span></text:p>
        </draw:rect>
        <draw:rect draw:style-name="gr2" draw:text-style-name="P1" xml:id="id23" draw:id="id23" draw:layer="layout" svg:width="3.691cm" svg:height="0.74cm" svg:x="5.715cm" svg:y="5.927cm">
          <text:p text:style-name="P2"><text:span text:style-name="T1">initGL(canvas)</text:span></text:p>
        </draw:rect>
        <draw:rect draw:style-name="gr2" draw:text-style-name="P1" xml:id="id30" draw:id="id30" draw:layer="layout" svg:width="4.126cm" svg:height="0.741cm" svg:x="15.875cm" svg:y="8.043cm">
          <text:p text:style-name="P2"><text:span text:style-name="T1">getShader(gl,id)</text:span></text:p>
        </draw:rect>
        <draw:rect draw:style-name="gr3" draw:text-style-name="P1" xml:id="id31" draw:id="id31" draw:layer="layout" svg:width="4.127cm" svg:height="0.741cm" svg:x="15.875cm" svg:y="9.525cm">
          <text:p text:style-name="P2"><text:span text:style-name="T1">shaderProgram</text:span></text:p>
        </draw:rect>
        <draw:rect draw:style-name="gr2" draw:text-style-name="P1" xml:id="id24" draw:id="id24" draw:layer="layout" svg:width="4.126cm" svg:height="0.741cm" svg:x="9.525cm" svg:y="8.784cm">
          <text:p text:style-name="P2"><text:span text:style-name="T1">initShaders()</text:span></text:p>
        </draw:rect>
        <draw:rect draw:style-name="gr3" draw:text-style-name="P1" draw:layer="layout" svg:width="4.127cm" svg:height="0.741cm" svg:x="1.27cm" svg:y="15.794cm">
          <text:p text:style-name="P2"><text:span text:style-name="T1">mvMatrix</text:span></text:p>
        </draw:rect>
        <draw:rect draw:style-name="gr3" draw:text-style-name="P1" draw:layer="layout" svg:width="4.127cm" svg:height="0.741cm" svg:x="1.27cm" svg:y="16.721cm">
          <text:p text:style-name="P2"><text:span text:style-name="T1">pMatrix</text:span></text:p>
        </draw:rect>
        <draw:rect draw:style-name="gr2" draw:text-style-name="P1" draw:layer="layout" svg:width="4.126cm" svg:height="0.741cm" svg:x="0.954cm" svg:y="11.641cm">
          <text:p text:style-name="P2"><text:span text:style-name="T1">setMatrixUniforms()</text:span></text:p>
        </draw:rect>
        <draw:rect draw:style-name="gr3" draw:text-style-name="P1" xml:id="id34" draw:id="id34" draw:layer="layout" svg:width="6.032cm" svg:height="0.741cm" svg:x="19.685cm" svg:y="11.006cm">
          <text:p text:style-name="P2"><text:span text:style-name="T1">triangleVertexPositionBuffer</text:span></text:p>
        </draw:rect>
        <draw:rect draw:style-name="gr3" draw:text-style-name="P1" xml:id="id35" draw:id="id35" draw:layer="layout" svg:width="6.032cm" svg:height="0.741cm" svg:x="19.685cm" svg:y="12.065cm">
          <text:p text:style-name="P2"><text:span text:style-name="T1">squareVertexPositionBuffer</text:span></text:p>
        </draw:rect>
        <draw:rect draw:style-name="gr2" draw:text-style-name="P1" xml:id="id25" draw:id="id25" draw:layer="layout" svg:width="4.126cm" svg:height="0.741cm" svg:x="13.335cm" svg:y="11.641cm">
          <text:p text:style-name="P2"><text:span text:style-name="T1">initBuffers()</text:span></text:p>
        </draw:rect>
        <draw:rect draw:style-name="gr2" draw:text-style-name="P1" xml:id="id26" draw:id="id26" draw:layer="layout" svg:width="4.126cm" svg:height="0.741cm" svg:x="17.78cm" svg:y="14.816cm">
          <text:p text:style-name="P2"><text:span text:style-name="T1">drawScene()</text:span></text:p>
        </draw:rect>
        <draw:rect draw:style-name="gr2" draw:text-style-name="P1" xml:id="id22" draw:id="id22" draw:layer="layout" svg:width="3.173cm" svg:height="0.741cm" svg:x="2.54cm" svg:y="3.069cm">
          <text:p text:style-name="P2"><text:span text:style-name="T1">webGLStart()</text:span></text:p>
        </draw:rect>
        <draw:rect draw:style-name="gr6" draw:text-style-name="P1" xml:id="id27" draw:id="id27" draw:layer="layout" svg:width="2.554cm" svg:height="0.741cm" svg:x="0.317cm" svg:y="1.27cm">
          <text:p text:style-name="P2"><text:span text:style-name="T1">body</text:span></text:p>
        </draw:rect>
        <draw:rect draw:style-name="gr6" draw:text-style-name="P1" xml:id="id28" draw:id="id28" draw:layer="layout" svg:width="2.554cm" svg:height="0.741cm" svg:x="6.336cm" svg:y="1.27cm">
          <text:p text:style-name="P2"><text:span text:style-name="T1">canvas</text:span></text:p>
        </draw:rect>
        <draw:connector draw:style-name="gr9" draw:text-style-name="P2" draw:layer="layout" svg:x1="4.126cm" svg:y1="3.81cm" svg:x2="5.715cm" svg:y2="6.297cm" draw:start-shape="id22" draw:start-glue-point="2" draw:end-shape="id23" draw:end-glue-point="3" svg:d="M4126 3810v2487h1589">
          <text:p/>
        </draw:connector>
        <draw:connector draw:style-name="gr9" draw:text-style-name="P2" draw:layer="layout" svg:x1="7.56cm" svg:y1="6.667cm" svg:x2="9.525cm" svg:y2="9.154cm" draw:start-shape="id23" draw:start-glue-point="2" draw:end-shape="id24" draw:end-glue-point="3" svg:d="M7560 6667v2487h1965">
          <text:p/>
        </draw:connector>
        <draw:connector draw:style-name="gr9" draw:text-style-name="P2" draw:layer="layout" svg:x1="11.588cm" svg:y1="9.525cm" svg:x2="13.335cm" svg:y2="12.011cm" draw:start-shape="id24" draw:start-glue-point="2" draw:end-shape="id25" draw:end-glue-point="3" svg:d="M11588 9525v2486h1747">
          <text:p/>
        </draw:connector>
        <draw:connector draw:style-name="gr9" draw:text-style-name="P2" draw:layer="layout" svg:x1="15.398cm" svg:y1="12.382cm" svg:x2="17.78cm" svg:y2="15.186cm" draw:start-shape="id25" draw:start-glue-point="2" draw:end-shape="id26" draw:end-glue-point="3" svg:d="M15398 12382v2804h2382">
          <text:p/>
        </draw:connector>
        <draw:connector draw:style-name="gr10" draw:text-style-name="P2" draw:layer="layout" svg:x1="2.871cm" svg:y1="1.64cm" svg:x2="6.336cm" svg:y2="1.64cm" draw:start-shape="id27" draw:start-glue-point="1" draw:end-shape="id28" draw:end-glue-point="3" svg:d="M2871 1640h3465">
          <text:p/>
        </draw:connector>
        <draw:connector draw:style-name="gr9" draw:text-style-name="P2" draw:layer="layout" svg:x1="7.613cm" svg:y1="2.011cm" svg:x2="7.56cm" svg:y2="5.927cm" draw:start-shape="id28" draw:start-glue-point="2" draw:end-shape="id23" draw:end-glue-point="0" svg:d="M7613 2011v1958h-53v1958">
          <text:p/>
        </draw:connector>
        <draw:connector draw:style-name="gr9" draw:text-style-name="P2" draw:layer="layout" svg:x1="1.594cm" svg:y1="2.011cm" svg:x2="2.54cm" svg:y2="3.439cm" draw:start-shape="id27" draw:start-glue-point="2" draw:end-shape="id22" draw:end-glue-point="3" svg:d="M1594 2011v1428h946">
          <text:p/>
        </draw:connector>
        <draw:connector draw:style-name="gr9" draw:text-style-name="P2" draw:layer="layout" svg:x1="9.406cm" svg:y1="6.297cm" svg:x2="13.471cm" svg:y2="6.296cm" draw:start-shape="id23" draw:start-glue-point="1" draw:end-shape="id29" draw:end-glue-point="3" svg:d="M9406 6297h2033v-1h2032">
          <text:p/>
        </draw:connector>
        <draw:connector draw:style-name="gr9" draw:text-style-name="P2" draw:layer="layout" svg:x1="15.24cm" svg:y1="6.296cm" svg:x2="17.938cm" svg:y2="8.043cm" draw:start-shape="id29" draw:start-glue-point="1" draw:end-shape="id30" draw:end-glue-point="0" svg:d="M15240 6296h2698v1747">
          <text:p/>
        </draw:connector>
        <draw:connector draw:style-name="gr9" draw:text-style-name="P2" draw:layer="layout" svg:x1="13.651cm" svg:y1="9.154cm" svg:x2="15.875cm" svg:y2="8.413cm" draw:start-shape="id24" draw:start-glue-point="1" draw:end-shape="id30" draw:end-glue-point="3" svg:d="M13651 9154h1112v-741h1112">
          <text:p/>
        </draw:connector>
        <draw:connector draw:style-name="gr9" draw:text-style-name="P2" draw:layer="layout" svg:x1="13.651cm" svg:y1="9.154cm" svg:x2="15.875cm" svg:y2="9.895cm" draw:start-shape="id24" draw:start-glue-point="1" draw:end-shape="id31" draw:end-glue-point="3" svg:d="M13651 9154h1112v741h1112">
          <text:p/>
        </draw:connector>
        <draw:connector draw:style-name="gr9" draw:text-style-name="P2" draw:layer="layout" svg:x1="21.893cm" svg:y1="7.724cm" svg:x2="20.001cm" svg:y2="8.413cm" draw:start-shape="id32" draw:start-glue-point="3" draw:end-shape="id30" draw:end-glue-point="1" svg:d="M21893 7724h-946v689h-946">
          <text:p/>
        </draw:connector>
        <draw:connector draw:style-name="gr9" draw:text-style-name="P2" draw:layer="layout" svg:x1="21.893cm" svg:y1="9.26cm" svg:x2="20.001cm" svg:y2="8.413cm" draw:start-shape="id33" draw:start-glue-point="3" draw:end-shape="id30" draw:end-glue-point="1" svg:d="M21893 9260h-946v-847h-946">
          <text:p/>
        </draw:connector>
        <draw:connector draw:style-name="gr9" draw:text-style-name="P2" draw:layer="layout" svg:x1="17.461cm" svg:y1="12.011cm" svg:x2="19.685cm" svg:y2="11.376cm" draw:start-shape="id25" draw:start-glue-point="1" draw:end-shape="id34" draw:end-glue-point="3" svg:d="M17461 12011h1112v-635h1112">
          <text:p/>
        </draw:connector>
        <draw:connector draw:style-name="gr9" draw:text-style-name="P2" draw:layer="layout" svg:x1="17.461cm" svg:y1="12.011cm" svg:x2="19.685cm" svg:y2="12.435cm" draw:start-shape="id25" draw:start-glue-point="1" draw:end-shape="id35" draw:end-glue-point="3" svg:d="M17461 12011h1112v424h1112">
          <text:p/>
        </draw:connector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1-22T09:47:57.56</meta:creation-date>
    <dc:date>2015-02-12T13:39:17.08</dc:date>
    <dc:creator>james </dc:creator>
    <meta:editing-duration>PT2H16M59S</meta:editing-duration>
    <meta:editing-cycles>3</meta:editing-cycles>
    <meta:generator>OpenOffice/4.1.1$Win32 OpenOffice.org_project/411m6$Build-9775</meta:generator>
    <meta:printed-by>james </meta:printed-by>
    <meta:print-date>2015-02-11T16:06:31.06</meta:print-date>
    <meta:document-statistic meta:object-count="100"/>
  </office:meta>
</office:document-meta>
</file>